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output" table:style-name="ta1">
        <table:shapes>
          <draw:frame draw:z-index="0" draw:style-name="gr1" draw:text-style-name="P1" svg:width="454.05pt" svg:height="308.61pt" svg:x="439.97pt" svg:y="56.18pt">
            <loext:p draw:notify-on-update-of-ranges="final_output.A1:final_output.A1 final_output.A2:final_output.A21 final_output.E1:final_output.E1 final_output.E2:final_output.E21 final_output.F2:final_output.F21 final_output.F2:final_output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um sections</text:p>
          </table:table-cell>
          <table:table-cell office:value-type="string" calcext:value-type="string">
            <text:p>num hidden neuron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Percent correct</text:p>
          </table:table-cell>
          <table:table-cell office:value-type="string" calcext:value-type="string">
            <text:p>Standard 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percentage" office:value="0.8" calcext:value-type="percentage">
            <text:p>80.00%</text:p>
          </table:table-cell>
          <table:table-cell table:formula="of:=SQRT([.E2]*(1-[.E2])/100)"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percentage" office:value="0.75" calcext:value-type="percentage">
            <text:p>75.00%</text:p>
          </table:table-cell>
          <table:table-cell table:formula="of:=SQRT([.E3]*(1-[.E3])/100)" office:value-type="percentage" office:value="0.0433012701892219" calcext:value-type="percentage">
            <text:p>4.33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office:value-type="percentage" office:value="0.763333333333333" calcext:value-type="percentage">
            <text:p>76.33%</text:p>
          </table:table-cell>
          <table:table-cell table:formula="of:=SQRT([.E4]*(1-[.E4])/100)" office:value-type="percentage" office:value="0.0425035946192267" calcext:value-type="percentage">
            <text:p>4.25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88" calcext:value-type="float">
            <text:p>88</text:p>
          </table:table-cell>
          <table:table-cell office:value-type="percentage" office:value="0.706666666666667" calcext:value-type="percentage">
            <text:p>70.67%</text:p>
          </table:table-cell>
          <table:table-cell table:formula="of:=SQRT([.E5]*(1-[.E5])/100)" office:value-type="percentage" office:value="0.0455289895439037" calcext:value-type="percentage">
            <text:p>4.55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percentage" office:value="0.68" calcext:value-type="percentage">
            <text:p>68.00%</text:p>
          </table:table-cell>
          <table:table-cell table:formula="of:=SQRT([.E6]*(1-[.E6])/100)" office:value-type="percentage" office:value="0.0466476151587624" calcext:value-type="percentage">
            <text:p>4.6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percentage" office:value="0.776666666666667" calcext:value-type="percentage">
            <text:p>77.67%</text:p>
          </table:table-cell>
          <table:table-cell table:formula="of:=SQRT([.E7]*(1-[.E7])/100)" office:value-type="percentage" office:value="0.0416479958167924" calcext:value-type="percentage">
            <text:p>4.16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office:value-type="percentage" office:value="0.836666666666667" calcext:value-type="percentage">
            <text:p>83.67%</text:p>
          </table:table-cell>
          <table:table-cell table:formula="of:=SQRT([.E8]*(1-[.E8])/100)" office:value-type="percentage" office:value="0.0369669522080947" calcext:value-type="percentage">
            <text:p>3.7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38" calcext:value-type="float">
            <text:p>238</text:p>
          </table:table-cell>
          <table:table-cell office:value-type="float" office:value="62" calcext:value-type="float">
            <text:p>62</text:p>
          </table:table-cell>
          <table:table-cell office:value-type="percentage" office:value="0.793333333333333" calcext:value-type="percentage">
            <text:p>79.33%</text:p>
          </table:table-cell>
          <table:table-cell table:formula="of:=SQRT([.E9]*(1-[.E9])/100)" office:value-type="percentage" office:value="0.0404914257041606" calcext:value-type="percentage">
            <text:p>4.0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percentage" office:value="0.74" calcext:value-type="percentage">
            <text:p>74.00%</text:p>
          </table:table-cell>
          <table:table-cell table:formula="of:=SQRT([.E10]*(1-[.E10])/100)" office:value-type="percentage" office:value="0.0438634243989226" calcext:value-type="percentage">
            <text:p>4.39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27" calcext:value-type="float">
            <text:p>227</text:p>
          </table:table-cell>
          <table:table-cell office:value-type="float" office:value="73" calcext:value-type="float">
            <text:p>73</text:p>
          </table:table-cell>
          <table:table-cell office:value-type="percentage" office:value="0.756666666666667" calcext:value-type="percentage">
            <text:p>75.67%</text:p>
          </table:table-cell>
          <table:table-cell table:formula="of:=SQRT([.E11]*(1-[.E11])/100)" office:value-type="percentage" office:value="0.0429094654152464" calcext:value-type="percentage">
            <text:p>4.29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percentage" office:value="0.776666666666667" calcext:value-type="percentage">
            <text:p>77.67%</text:p>
          </table:table-cell>
          <table:table-cell table:formula="of:=SQRT([.E12]*(1-[.E12])/100)" office:value-type="percentage" office:value="0.0416479958167924" calcext:value-type="percentage">
            <text:p>4.16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percentage" office:value="0.736666666666667" calcext:value-type="percentage">
            <text:p>73.67%</text:p>
          </table:table-cell>
          <table:table-cell table:formula="of:=SQRT([.E13]*(1-[.E13])/100)" office:value-type="percentage" office:value="0.0440441697491154" calcext:value-type="percentage">
            <text:p>4.4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percentage" office:value="0.803333333333333" calcext:value-type="percentage">
            <text:p>80.33%</text:p>
          </table:table-cell>
          <table:table-cell table:formula="of:=SQRT([.E14]*(1-[.E14])/100)" office:value-type="percentage" office:value="0.039747816152449" calcext:value-type="percentage">
            <text:p>3.97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234" calcext:value-type="float">
            <text:p>234</text:p>
          </table:table-cell>
          <table:table-cell office:value-type="float" office:value="66" calcext:value-type="float">
            <text:p>66</text:p>
          </table:table-cell>
          <table:table-cell office:value-type="percentage" office:value="0.78" calcext:value-type="percentage">
            <text:p>78.00%</text:p>
          </table:table-cell>
          <table:table-cell table:formula="of:=SQRT([.E15]*(1-[.E15])/100)" office:value-type="percentage" office:value="0.041424630354416" calcext:value-type="percentage">
            <text:p>4.14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percentage" office:value="0.803333333333333" calcext:value-type="percentage">
            <text:p>80.33%</text:p>
          </table:table-cell>
          <table:table-cell table:formula="of:=SQRT([.E16]*(1-[.E16])/100)" office:value-type="percentage" office:value="0.039747816152449" calcext:value-type="percentage">
            <text:p>3.97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office:value-type="percentage" office:value="0.813333333333333" calcext:value-type="percentage">
            <text:p>81.33%</text:p>
          </table:table-cell>
          <table:table-cell table:formula="of:=SQRT([.E17]*(1-[.E17])/100)" office:value-type="percentage" office:value="0.0389643711898732" calcext:value-type="percentage">
            <text:p>3.9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office:value-type="percentage" office:value="0.796666666666667" calcext:value-type="percentage">
            <text:p>79.67%</text:p>
          </table:table-cell>
          <table:table-cell table:formula="of:=SQRT([.E18]*(1-[.E18])/100)" office:value-type="percentage" office:value="0.0402478432824529" calcext:value-type="percentage">
            <text:p>4.02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percentage" office:value="0.986666666666667" calcext:value-type="percentage">
            <text:p>98.67%</text:p>
          </table:table-cell>
          <table:table-cell table:formula="of:=SQRT([.E19]*(1-[.E19])/100)" office:value-type="percentage" office:value="0.0114697670227234" calcext:value-type="percentage">
            <text:p>1.15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office:value-type="percentage" office:value="0.836666666666667" calcext:value-type="percentage">
            <text:p>83.67%</text:p>
          </table:table-cell>
          <table:table-cell table:formula="of:=SQRT([.E20]*(1-[.E20])/100)" office:value-type="percentage" office:value="0.0369669522080947" calcext:value-type="percentage">
            <text:p>3.7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percentage" office:value="0.976666666666667" calcext:value-type="percentage">
            <text:p>97.67%</text:p>
          </table:table-cell>
          <table:table-cell table:formula="of:=SQRT([.E21]*(1-[.E21])/100)" office:value-type="percentage" office:value="0.0150959891656323" calcext:value-type="percentage">
            <text:p>1.51%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inal_output.A1:final_output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12:34:07.066913490</dc:date>
    <meta:editing-duration>PT3M17S</meta:editing-duration>
    <meta:editing-cycles>1</meta:editing-cycles>
    <meta:document-statistic meta:table-count="1" meta:cell-count="126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final_output.F2:final_output.F21" chart:error-lower-range="final_output.F2:final_output.F21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error-category="cell-range" chart:error-upper-range="final_output.F2:final_output.F21" chart:error-lower-range="final_output.F2:final_output.F21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final_output.F2:final_output.F21" chart:error-lower-range="final_output.F2:final_output.F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10.888cm" xlink:href=".." xlink:type="simple" chart:class="chart:bar" chart:style-name="ch1">
        <chart:title svg:x="1.046cm" svg:y="0.352cm" chart:style-name="ch2">
          <text:p>Number of measurements and the proportion of correct and incorrect responses</text:p>
        </chart:title>
        <chart:legend chart:legend-position="bottom" svg:x="6.559cm" svg:y="9.578cm" style:legend-expansion="wide" chart:style-name="ch3"/>
        <chart:plot-area chart:style-name="ch4" table:cell-range-address="final_output.A1:final_output.A21 final_output.E1:final_output.E21" chart:data-source-has-labels="both" svg:x="1.331cm" svg:y="1.278cm" svg:width="14.368cm" svg:height="7.629cm">
          <chartooo:coordinate-region svg:x="2.931cm" svg:y="1.477cm" svg:width="12.768cm" svg:height="6.783cm"/>
          <chart:axis chart:dimension="x" chart:name="primary-x" chart:style-name="ch5" chartooo:axis-type="auto">
            <chartooo:date-scale/>
            <chart:title svg:x="5.494cm" svg:y="9.124cm" chart:style-name="ch6">
              <text:p>Number of measurements taken from leaf</text:p>
            </chart:title>
            <chart:categories table:cell-range-address="final_output.A2:final_output.A21"/>
          </chart:axis>
          <chart:axis chart:dimension="y" chart:name="primary-y" chart:style-name="ch7">
            <chart:title svg:x="0.77cm" svg:y="5.753cm" chart:style-name="ch8">
              <text:p>Percent</text:p>
            </chart:title>
            <chart:grid chart:style-name="ch9" chart:class="major"/>
          </chart:axis>
          <chart:series chart:style-name="ch10" chart:values-cell-range-address="final_output.E2:final_output.E21" chart:label-cell-address="final_output.E1:final_output.E1" chart:class="chart:bar">
            <chart:error-indicator chart:style-name="ch11" chart:dimension="y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correct</text:p>
                <draw:g>
                  <svg:desc>final_output.E1:final_output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inal_output.A2:final_output.A21</svg:desc>
                </draw:g>
              </table:table-cell>
              <table:table-cell office:value-type="float" office:value="0.8">
                <text:p>0.8</text:p>
                <draw:g>
                  <svg:desc>final_output.E2:final_output.E21</svg:desc>
                </draw:g>
              </table:table-cell>
              <table:table-cell office:value-type="float" office:value="0.04">
                <text:p>0.04</text:p>
                <draw:g>
                  <svg:desc>final_output.F2:final_output.F21</svg:desc>
                </draw:g>
              </table:table-cell>
              <table:table-cell office:value-type="float" office:value="0.04">
                <text:p>0.04</text:p>
                <draw:g>
                  <svg:desc>final_output.F2:final_output.F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0.0433012701892219">
                <text:p>0.0433012701892219</text:p>
              </table:table-cell>
              <table:table-cell office:value-type="float" office:value="0.0433012701892219">
                <text:p>0.04330127018922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0425035946192267">
                <text:p>0.0425035946192267</text:p>
              </table:table-cell>
              <table:table-cell office:value-type="float" office:value="0.0425035946192267">
                <text:p>0.04250359461922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0.0455289895439037">
                <text:p>0.0455289895439037</text:p>
              </table:table-cell>
              <table:table-cell office:value-type="float" office:value="0.0455289895439037">
                <text:p>0.04552898954390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8">
                <text:p>0.68</text:p>
              </table:table-cell>
              <table:table-cell office:value-type="float" office:value="0.0466476151587624">
                <text:p>0.0466476151587624</text:p>
              </table:table-cell>
              <table:table-cell office:value-type="float" office:value="0.0466476151587624">
                <text:p>0.04664761515876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0416479958167924">
                <text:p>0.0416479958167924</text:p>
              </table:table-cell>
              <table:table-cell office:value-type="float" office:value="0.0416479958167924">
                <text:p>0.04164799581679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0369669522080947">
                <text:p>0.0369669522080947</text:p>
              </table:table-cell>
              <table:table-cell office:value-type="float" office:value="0.0369669522080947">
                <text:p>0.03696695220809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0404914257041606">
                <text:p>0.0404914257041606</text:p>
              </table:table-cell>
              <table:table-cell office:value-type="float" office:value="0.0404914257041606">
                <text:p>0.04049142570416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4">
                <text:p>0.74</text:p>
              </table:table-cell>
              <table:table-cell office:value-type="float" office:value="0.0438634243989226">
                <text:p>0.0438634243989226</text:p>
              </table:table-cell>
              <table:table-cell office:value-type="float" office:value="0.0438634243989226">
                <text:p>0.04386342439892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0429094654152464">
                <text:p>0.0429094654152464</text:p>
              </table:table-cell>
              <table:table-cell office:value-type="float" office:value="0.0429094654152464">
                <text:p>0.04290946541524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0416479958167924">
                <text:p>0.0416479958167924</text:p>
              </table:table-cell>
              <table:table-cell office:value-type="float" office:value="0.0416479958167924">
                <text:p>0.04164799581679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0440441697491154">
                <text:p>0.0440441697491154</text:p>
              </table:table-cell>
              <table:table-cell office:value-type="float" office:value="0.0440441697491154">
                <text:p>0.04404416974911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039747816152449">
                <text:p>0.039747816152449</text:p>
              </table:table-cell>
              <table:table-cell office:value-type="float" office:value="0.039747816152449">
                <text:p>0.0397478161524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">
                <text:p>0.78</text:p>
              </table:table-cell>
              <table:table-cell office:value-type="float" office:value="0.041424630354416">
                <text:p>0.041424630354416</text:p>
              </table:table-cell>
              <table:table-cell office:value-type="float" office:value="0.041424630354416">
                <text:p>0.0414246303544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039747816152449">
                <text:p>0.039747816152449</text:p>
              </table:table-cell>
              <table:table-cell office:value-type="float" office:value="0.039747816152449">
                <text:p>0.0397478161524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0389643711898732">
                <text:p>0.0389643711898732</text:p>
              </table:table-cell>
              <table:table-cell office:value-type="float" office:value="0.0389643711898732">
                <text:p>0.03896437118987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0402478432824529">
                <text:p>0.0402478432824529</text:p>
              </table:table-cell>
              <table:table-cell office:value-type="float" office:value="0.0402478432824529">
                <text:p>0.04024784328245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14697670227234">
                <text:p>0.0114697670227234</text:p>
              </table:table-cell>
              <table:table-cell office:value-type="float" office:value="0.0114697670227234">
                <text:p>0.011469767022723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0369669522080947">
                <text:p>0.0369669522080947</text:p>
              </table:table-cell>
              <table:table-cell office:value-type="float" office:value="0.0369669522080947">
                <text:p>0.03696695220809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50959891656323">
                <text:p>0.0150959891656323</text:p>
              </table:table-cell>
              <table:table-cell office:value-type="float" office:value="0.0150959891656323">
                <text:p>0.0150959891656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